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5947" officeooo:paragraph-rsid="00135947"/>
    </style:style>
    <style:style style:name="P2" style:family="paragraph" style:parent-style-name="Standard">
      <style:text-properties officeooo:rsid="0016c528" officeooo:paragraph-rsid="0016c528"/>
    </style:style>
    <style:style style:name="P3" style:family="paragraph" style:parent-style-name="Standard">
      <style:text-properties officeooo:rsid="001804e1" officeooo:paragraph-rsid="001804e1"/>
    </style:style>
    <style:style style:name="P4" style:family="paragraph" style:parent-style-name="Standard">
      <style:text-properties officeooo:rsid="00196053" officeooo:paragraph-rsid="001e7581"/>
    </style:style>
    <style:style style:name="P5" style:family="paragraph" style:parent-style-name="Standard">
      <style:text-properties officeooo:rsid="0021adfe" officeooo:paragraph-rsid="0021adfe"/>
    </style:style>
    <style:style style:name="P6" style:family="paragraph" style:parent-style-name="Standard">
      <style:text-properties officeooo:rsid="00226c73" officeooo:paragraph-rsid="00226c73"/>
    </style:style>
    <style:style style:name="P7" style:family="paragraph" style:parent-style-name="Standard">
      <style:text-properties officeooo:rsid="00227f56" officeooo:paragraph-rsid="00227f56"/>
    </style:style>
    <style:style style:name="P8" style:family="paragraph" style:parent-style-name="Standard">
      <style:text-properties officeooo:rsid="0027301f" officeooo:paragraph-rsid="0027301f"/>
    </style:style>
    <style:style style:name="P9" style:family="paragraph" style:parent-style-name="Standard">
      <style:text-properties officeooo:rsid="0028695f" officeooo:paragraph-rsid="0028695f"/>
    </style:style>
    <style:style style:name="P10" style:family="paragraph" style:parent-style-name="Standard">
      <style:text-properties officeooo:rsid="002e246b" officeooo:paragraph-rsid="002e246b"/>
    </style:style>
    <style:style style:name="P11" style:family="paragraph" style:parent-style-name="Standard">
      <style:text-properties officeooo:rsid="00376bd8" officeooo:paragraph-rsid="00376bd8"/>
    </style:style>
    <style:style style:name="P12" style:family="paragraph" style:parent-style-name="Standard">
      <style:text-properties officeooo:rsid="003ac8ed" officeooo:paragraph-rsid="003ac8ed"/>
    </style:style>
    <style:style style:name="P13" style:family="paragraph" style:parent-style-name="Standard">
      <style:text-properties officeooo:rsid="003ee84e" officeooo:paragraph-rsid="003ee84e"/>
    </style:style>
    <style:style style:name="P14" style:family="paragraph" style:parent-style-name="Standard">
      <style:text-properties officeooo:rsid="00417664" officeooo:paragraph-rsid="00417664"/>
    </style:style>
    <style:style style:name="T1" style:family="text">
      <style:text-properties officeooo:rsid="00180a01"/>
    </style:style>
    <style:style style:name="T2" style:family="text">
      <style:text-properties officeooo:rsid="001af828"/>
    </style:style>
    <style:style style:name="T3" style:family="text">
      <style:text-properties officeooo:rsid="001c8de0"/>
    </style:style>
    <style:style style:name="T4" style:family="text">
      <style:text-properties officeooo:rsid="001fb838"/>
    </style:style>
    <style:style style:name="T5" style:family="text">
      <style:text-properties officeooo:rsid="00271354"/>
    </style:style>
    <style:style style:name="T6" style:family="text">
      <style:text-properties officeooo:rsid="00277989"/>
    </style:style>
    <style:style style:name="T7" style:family="text">
      <style:text-properties officeooo:rsid="002f177e"/>
    </style:style>
    <style:style style:name="T8" style:family="text">
      <style:text-properties officeooo:rsid="003c48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 Hybridisation as a constructive process in evolution </text:p>
      <text:p text:style-name="P1">Prof Chris Jiggins</text:p>
      <text:p text:style-name="P1">University of Cambridge</text:p>
      <text:p text:style-name="P1"/>
      <text:p text:style-name="P2"><text:span text:style-name="T4">Heliconius</text:span> butterflies as study group.</text:p>
      <text:p text:style-name="P2"/>
      <text:p text:style-name="P2">Hybridisation is a method of ongoing gene transfer between disticnt spp. They remain spp as some genetic regions remain disticnt/conserved. </text:p>
      <text:p text:style-name="P2"/>
      <text:p text:style-name="P3">Hyrbridisation can provide ‘starting material’ for evolution to act on (as new alleles of similar genes etc). </text:p>
      <text:p text:style-name="P3"/>
      <text:p text:style-name="P3">Ancient variants are commonly co-opted in adaptation (‘Combinatorial’ view of speciation from recent review by Marques, Meier and Seehausen). Reshuffiling of old alleles into new combinations leading to adaptation and evolution. <text:span text:style-name="T1">Evidence for this argument is found in the lake victoria chiclids. </text:span></text:p>
      <text:p text:style-name="P4">Presenting adaptive radiation as evidence/the result of ancient alleleic sh<text:span text:style-name="T2">u</text:span>ffling. <text:span text:style-name="T3">Darwins finches, mooniers in papau new guinea. </text:span></text:p>
      <text:p text:style-name="P4"/>
      <text:p text:style-name="P4"><text:span text:style-name="T4">Adapative radiation of heliconius radiation</text:span> – <text:span text:style-name="T4">divergence in closely related spp, convergence in distantly related via mullerian mimercy. Diversity of wing coloration/pattern is the obvious difference between spp and a method for identifying. </text:span></text:p>
      <text:p text:style-name="P5">Strong selection for wing patterns, mullerian mimecry is of advantage to the butterflies.</text:p>
      <text:p text:style-name="P6">Now know genetic basis of wing patterns, turns out in some spp very simple genetics behind patterns. </text:p>
      <text:p text:style-name="P6"/>
      <text:p text:style-name="P7">In hybrid zones same genes show great divergence – large effect loci used in wing coloration, highest divergence in those genes in hybrid zones. <text:span text:style-name="T5">Strong experimental evidence for genetic basis. Mechanisms well understood and manipulated in lab experiments. </text:span></text:p>
      <text:p text:style-name="P7"/>
      <text:p text:style-name="P8">First evidence for combinatorial s<text:span text:style-name="T6">p</text:span>eciation in heliconius, heruipa wing coloration looks like a cross between two related spp. Genetics backs this claim up. </text:p>
      <text:p text:style-name="P8"/>
      <text:p text:style-name="P9">Introgression causes mimicry – taking coloration genes from a related spp can lead to mimicry of that spp (seems fairly logical to me). </text:p>
      <text:p text:style-name="P9"/>
      <text:p text:style-name="P10">Selective sweeps – can see signatures in genome of recent natural selection, where mutation propagaets, takes linkeg alleles with it, as propagates. <text:span text:style-name="T7">Selection needs to be relatively recent as otherwise it is difficult to detect (as genetic diversity will rise and fall over time, if mutation successful it will propagate and reduce diversity rapidly). Good signatures in the real world data. </text:span></text:p>
      <text:p text:style-name="P10"/>
      <text:p text:style-name="P11">Used CRISPR CAS9 to do knockout/deletions to stop genes funcioning. Would like to do knockin/insertions in the future.</text:p>
      <text:p text:style-name="P11"/>
      <text:p text:style-name="P12">Moving beyond wing color, courtship behaviour may be influenced by combinatorial speciation. <text:span text:style-name="T8">Classic back cros experiment, hybrids will have preference segregation. Linkage between trait and preference – linked preference for red patch if you have the gene to code for red patch.</text:span></text:p>
      <text:p text:style-name="P12"/>
      <text:p text:style-name="P13">Some evidence that combinatorial evolution of behaviour is happening/possible, but more work needed to verify this. </text:p>
      <text:p text:style-name="P13"/>
      <text:p text:style-name="P14">Additionaly conclusin; admixture shapes genmes and phylogoe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2:57:26.264948487</meta:creation-date>
    <dc:date>2019-03-21T13:54:41.254215301</dc:date>
    <meta:editing-duration>PT57M</meta:editing-duration>
    <meta:editing-cycles>34</meta:editing-cycles>
    <meta:generator>LibreOffice/6.0.7.3$Linux_X86_64 LibreOffice_project/00m0$Build-3</meta:generator>
    <meta:document-statistic meta:table-count="0" meta:image-count="0" meta:object-count="0" meta:page-count="1" meta:paragraph-count="19" meta:word-count="401" meta:character-count="2767" meta:non-whitespace-character-count="2367"/>
  </office:meta>
</office:document-meta>
</file>